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alibri" svg:font-family="Calibri" style:font-family-generic="swiss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36pt" officeooo:rsid="0006c69a" officeooo:paragraph-rsid="0006c69a" style:font-size-asian="31.5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36pt" officeooo:rsid="00076529" officeooo:paragraph-rsid="00076529" style:font-size-asian="31.5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36pt" officeooo:rsid="00084153" officeooo:paragraph-rsid="00084153" style:font-size-asian="31.5pt" style:font-size-complex="48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rsid="0008774d" officeooo:paragraph-rsid="0008774d" style:font-size-asian="31.5pt" style:font-size-complex="48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36pt" officeooo:rsid="000afd60" officeooo:paragraph-rsid="000afd60" style:font-size-asian="31.5pt" style:font-size-complex="48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36pt" officeooo:rsid="000c2b24" officeooo:paragraph-rsid="000c2b24" style:font-size-asian="31.5pt" style:font-size-complex="48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36pt" officeooo:rsid="000d97bd" officeooo:paragraph-rsid="000d97bd" style:font-size-asian="31.5pt" style:font-size-complex="48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36pt" officeooo:rsid="000eae30" officeooo:paragraph-rsid="000eae30" style:font-size-asian="31.5pt" style:font-size-complex="4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36pt" officeooo:rsid="0010230d" officeooo:paragraph-rsid="0010230d" style:font-size-asian="31.5pt" style:font-size-complex="48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36pt" officeooo:rsid="0011b164" officeooo:paragraph-rsid="0011b164" style:font-size-asian="31.5pt" style:font-size-complex="48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36pt" officeooo:rsid="00157fd9" officeooo:paragraph-rsid="00157fd9" style:font-size-asian="31.5pt" style:font-size-complex="48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36pt" officeooo:rsid="00176bf0" officeooo:paragraph-rsid="00176bf0" style:font-size-asian="31.5pt" style:font-size-complex="48pt"/>
    </style:style>
    <style:style style:name="T1" style:family="text">
      <style:text-properties fo:color="#c9211e" loext:opacity="100%"/>
    </style:style>
    <style:style style:name="T2" style:family="text">
      <style:text-properties fo:color="#00a933" loext:opacity="100%"/>
    </style:style>
    <style:style style:name="T3" style:family="text">
      <style:text-properties officeooo:rsid="000eae30"/>
    </style:style>
    <style:style style:name="T4" style:family="text">
      <style:text-properties officeooo:rsid="0010230d"/>
    </style:style>
    <style:style style:name="T5" style:family="text">
      <style:text-properties officeooo:rsid="0013c49b"/>
    </style:style>
    <style:style style:name="T6" style:family="text">
      <style:text-properties officeooo:rsid="0015011e"/>
    </style:style>
    <style:style style:name="T7" style:family="text">
      <style:text-properties officeooo:rsid="00157fd9"/>
    </style:style>
    <style:style style:name="T8" style:family="text">
      <style:text-properties officeooo:rsid="0015dcd0"/>
    </style:style>
    <style:style style:name="T9" style:family="text">
      <style:text-properties officeooo:rsid="0017b1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eus.</text:p>
      <text:p text:style-name="P1">Current strategy for my game.</text:p>
      <text:p text:style-name="P1">64 bits static meaning.</text:p>
      <text:p text:style-name="P1">Bits traits have “allocation strategy”</text:p>
      <text:p text:style-name="P1">64 bits dynamic meaning depending on the former traits.</text:p>
      <text:p text:style-name="P1"/>
      <text:p text:style-name="P2">Attack bits… go in the back.</text:p>
      <text:p text:style-name="P2">Defense bits… go in the front.</text:p>
      <text:p text:style-name="P3">This means they can be efficiently joined together after mask with a single “or” instruction.</text:p>
      <text:p text:style-name="P3"/>
      <text:p text:style-name="P3"/>
      <text:p text:style-name="P4"><text:soft-page-break/>Use the mask-multiply-shift.</text:p>
      <text:p text:style-name="P4"/>
      <text:p text:style-name="P5">Arceus health:</text:p>
      <text:p text:style-name="P5">imagine you have n health-pools, you have one guard bit to determine whether the health is on, and other bits to determine value, quantized…</text:p>
      <text:p text:style-name="P6">If the damage is directly proportional to all fields, just a single multiply would do.</text:p>
      <text:p text:style-name="P6"/>
      <text:p text:style-name="P7">Example: health-pool</text:p>
      <text:p text:style-name="P7"><text:span text:style-name="T2">11</text:span><text:span text:style-name="T1">11</text:span>1111</text:p>
      <text:p text:style-name="P7"><text:soft-page-break/>Green: If this one is not 11, then it’s destroyed. <text:span text:style-name="T3">Two bits used in case an attack is strong enough to 1-hit this, more bits can be used this way.</text:span></text:p>
      <text:p text:style-name="P8">Red: When green is 11, these two bits <text:span text:style-name="T4">mean 11: Health is at (.75, 1.0]</text:span></text:p>
      <text:p text:style-name="P9">10: Health is at (.5, .75], and so on. This could be used in damage-related effect. </text:p>
      <text:p text:style-name="P10">The rest: for precision. The damage is turned into range, for example, a <text:span text:style-name="T5">48</text:span> health ship <text:span text:style-name="T6">here </text:span><text:soft-page-break/><text:span text:style-name="T6">would need </text:span><text:span text:style-name="T7">a roundup(</text:span><text:span text:style-name="T6">64/48</text:span><text:span text:style-name="T7">) = 2 points of damage.</text:span></text:p>
      <text:p text:style-name="P10"/>
      <text:p text:style-name="P11">A complex ship with armor, shield, mana, and hull point may have to split between a quantitative stat pool and a trait pool. <text:span text:style-name="T8">The irrelevant health-bits pool may be masked out to make room for trait-bits in the upcoming lookup.</text:span></text:p>
      <text:p text:style-name="P11"/>
      <text:p text:style-name="P12">What should be the starting value? That can be played <text:span text:style-name="T9">too</text:span>. <text:span text:style-name="T9">For example, the 48HP thing </text:span><text:soft-page-break/><text:span text:style-name="T9">could have the exact HP and divide the health pool in 3 instea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alibri" svg:font-family="Calibri" style:font-family-generic="swiss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09:22:53.294000000</meta:creation-date>
    <meta:generator>LibreOffice/7.4.4.2$Windows_X86_64 LibreOffice_project/85569322deea74ec9134968a29af2df5663baa21</meta:generator>
    <dc:date>2023-06-19T12:38:32.578000000</dc:date>
    <meta:editing-duration>PT2H57M50S</meta:editing-duration>
    <meta:editing-cycles>18</meta:editing-cycles>
    <meta:document-statistic meta:table-count="0" meta:image-count="0" meta:object-count="0" meta:page-count="5" meta:paragraph-count="20" meta:word-count="254" meta:character-count="1418" meta:non-whitespace-character-count="1183"/>
  </office:meta>
</office:document-meta>
</file>